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3.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493cm"/>
    </style:style>
    <style:style style:name="Tableau5.B" style:family="table-column">
      <style:table-column-properties style:column-width="8.5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106cm"/>
    </style:style>
    <style:style style:name="Tableau7.B" style:family="table-column">
      <style:table-column-properties style:column-width="11.90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106cm"/>
    </style:style>
    <style:style style:name="Tableau8.B" style:family="table-column">
      <style:table-column-properties style:column-width="11.90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106cm"/>
    </style:style>
    <style:style style:name="Tableau10.B" style:family="table-column">
      <style:table-column-properties style:column-width="11.90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106cm"/>
    </style:style>
    <style:style style:name="Tableau9.B" style:family="table-column">
      <style:table-column-properties style:column-width="11.90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106cm"/>
    </style:style>
    <style:style style:name="Tableau12.B" style:family="table-column">
      <style:table-column-properties style:column-width="11.90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106cm"/>
    </style:style>
    <style:style style:name="Tableau11.B" style:family="table-column">
      <style:table-column-properties style:column-width="11.9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3" style:family="table" style:master-page-name="">
      <style:table-properties style:width="17.013cm" fo:margin-left="0cm" style:page-number="auto" table:align="left"/>
    </style:style>
    <style:style style:name="Tableau13.A" style:family="table-column">
      <style:table-column-properties style:column-width="4.895cm"/>
    </style:style>
    <style:style style:name="Tableau13.B" style:family="table-column">
      <style:table-column-properties style:column-width="12.118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ef7bf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fc18d" officeooo:paragraph-rsid="000fc18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19d90" officeooo:paragraph-rsid="00119d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b672b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0a311" officeooo:paragraph-rsid="0020a31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9f98f" officeooo:paragraph-rsid="0009f98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119d90" officeooo:paragraph-rsid="00119d9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officeooo:rsid="0001b549" officeooo:paragraph-rsid="0001b54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officeooo:paragraph-rsid="00119d90" style:font-size-asian="16pt" style:font-size-complex="16pt"/>
    </style:style>
    <style:style style:name="P4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df027" officeooo:paragraph-rsid="001df02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c00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7f442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c00d" style:font-size-asian="10.5pt" style:font-style-asian="normal" style:font-size-complex="12pt" style:font-style-complex="normal"/>
    </style:style>
    <style:style style:name="P5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ffd50" officeooo:paragraph-rsid="001ffd50" style:font-size-asian="12pt" style:font-style-asian="normal" style:font-size-complex="12pt" style:font-style-complex="normal"/>
    </style:style>
    <style:style style:name="P5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6c00d" officeooo:paragraph-rsid="0016c00d" style:font-size-asian="10.5pt" style:font-size-complex="12pt"/>
    </style:style>
    <style:style style:name="P5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paragraph-rsid="0016c00d" style:font-size-asian="10.5pt" style:font-size-complex="12pt"/>
    </style:style>
    <style:style style:name="P5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c8248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c8248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7f442" officeooo:paragraph-rsid="0017f442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c8248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900b7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c884b" officeooo:paragraph-rsid="000c884b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paragraph-rsid="000f9d82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d3a49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ef7bf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ef7bf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fc18d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fc18d" officeooo:paragraph-rsid="000fc18d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119d90" officeooo:paragraph-rsid="00119d90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italic" officeooo:rsid="00119d90" officeooo:paragraph-rsid="00119d90" style:font-size-asian="12pt" style:font-style-asian="italic" style:font-size-complex="12pt" style:font-style-complex="italic"/>
    </style:style>
    <style:style style:name="P72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normal" officeooo:rsid="00119d90" officeooo:paragraph-rsid="00119d90" style:font-size-asian="12pt" style:font-style-asian="normal" style:font-size-complex="12pt" style:font-style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0a311" officeooo:paragraph-rsid="0020a31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47ca1" officeooo:paragraph-rsid="00247ca1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fo:font-style="normal" style:text-underline-style="none" fo:font-weight="bold" officeooo:rsid="0020a311" officeooo:paragraph-rsid="0020a311" style:font-size-asian="16pt" style:font-style-asian="normal" style:font-weight-asian="bold" style:font-size-complex="16pt" style:font-style-complex="normal" style:font-weight-complex="bold"/>
    </style:style>
    <style:style style:name="P76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28d36" officeooo:paragraph-rsid="00228d36" style:font-size-asian="10.5pt" style:font-size-complex="12pt"/>
    </style:style>
    <style:style style:name="P77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28d36" officeooo:paragraph-rsid="00247ca1" style:font-size-asian="10.5pt" style:font-size-complex="12pt"/>
    </style:style>
    <style:style style:name="P78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weight="bold" officeooo:rsid="0021b5e6" officeooo:paragraph-rsid="0021b5e6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4b3" style:font-weight-asian="normal" style:font-weight-complex="normal"/>
    </style:style>
    <style:style style:name="T6" style:family="text">
      <style:text-properties fo:font-weight="normal" officeooo:rsid="000d39b7" style:font-weight-asian="normal" style:font-weight-complex="normal"/>
    </style:style>
    <style:style style:name="T7" style:family="text">
      <style:text-properties fo:font-weight="normal" officeooo:rsid="000d3a49" style:font-weight-asian="normal" style:font-weight-complex="normal"/>
    </style:style>
    <style:style style:name="T8" style:family="text">
      <style:text-properties fo:font-weight="normal" officeooo:rsid="000ef7bf" style:font-weight-asian="normal" style:font-weight-complex="normal"/>
    </style:style>
    <style:style style:name="T9" style:family="text">
      <style:text-properties fo:font-weight="normal" officeooo:rsid="00228d3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3c4b3"/>
    </style:style>
    <style:style style:name="T12" style:family="text">
      <style:text-properties officeooo:rsid="0003c4b3"/>
    </style:style>
    <style:style style:name="T13" style:family="text">
      <style:text-properties style:text-underline-style="none" officeooo:rsid="0003c4b3"/>
    </style:style>
    <style:style style:name="T14" style:family="text">
      <style:text-properties style:text-underline-style="none" fo:font-weight="normal" officeooo:rsid="0016c00d" style:font-weight-asian="normal" style:font-weight-complex="normal"/>
    </style:style>
    <style:style style:name="T15" style:family="text">
      <style:text-properties style:text-underline-style="none" fo:font-weight="normal" officeooo:rsid="0017f442" style:font-weight-asian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067752" style:font-style-asian="normal" style:font-style-complex="normal"/>
    </style:style>
    <style:style style:name="T18" style:family="text">
      <style:text-properties fo:font-style="normal" style:text-underline-style="none" officeooo:rsid="000678ed" style:font-style-asian="normal" style:font-style-complex="normal"/>
    </style:style>
    <style:style style:name="T19" style:family="text">
      <style:text-properties fo:font-style="normal" style:text-underline-style="none" officeooo:rsid="00082ce4" style:font-style-asian="normal" style:font-style-complex="normal"/>
    </style:style>
    <style:style style:name="T20" style:family="text">
      <style:text-properties fo:font-style="normal" style:text-underline-style="none" officeooo:rsid="0009883c" style:font-style-asian="normal" style:font-style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98a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6c00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1a9e0e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officeooo:rsid="000d3a49"/>
    </style:style>
    <style:style style:name="T41" style:family="text">
      <style:text-properties officeooo:rsid="000ef7bf"/>
    </style:style>
    <style:style style:name="T42" style:family="text">
      <style:text-properties officeooo:rsid="000f9d82"/>
    </style:style>
    <style:style style:name="T43" style:family="text">
      <style:text-properties officeooo:rsid="000fc18d"/>
    </style:style>
    <style:style style:name="T44" style:family="text">
      <style:text-properties officeooo:rsid="0016036b"/>
    </style:style>
    <style:style style:name="T45" style:family="text">
      <style:text-properties officeooo:rsid="0017f442"/>
    </style:style>
    <style:style style:name="T46" style:family="text">
      <style:text-properties officeooo:rsid="001a9e0e"/>
    </style:style>
    <style:style style:name="T47" style:family="text">
      <style:text-properties officeooo:rsid="00247ca1"/>
    </style:style>
    <style:style style:name="T48" style:family="text">
      <style:text-properties officeooo:rsid="00253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4">MEMENTO LINUX COURS</text:span>:</text:p>
      <text:p text:style-name="P25"/>
      <text:p text:style-name="P26"><text:span text:style-name="T2"><text:tab/><text:tab/>cut</text:span> [&lt;option(s)&gt;] [<text:span text:style-name="T10">file</text:span>…]</text:p>
      <text:p text:style-name="P26">Options :</text:p>
      <text:p text:style-name="P27">valeurs<text:tab/>action</text:p>
      <text:p text:style-name="P23"><text:span text:style-name="T2">-d</text:span> &lt;x&gt;<text:tab/><text:tab/><text:span text:style-name="T12">F</text:span>orce le caractère x comme séparateur. Par défaut le séparateur est <text:tab/><text:tab/><text:tab/>l’espace.</text:p>
      <text:p text:style-name="P23"><text:span text:style-name="T2">-c</text:span><text:span text:style-name="T4"> &lt;liste&gt;<text:tab/></text:span><text:span text:style-name="T5">E</text:span><text:span text:style-name="T4">xtrait tous les caractères dont le rang est désigné par la liste.</text:span></text:p>
      <text:p text:style-name="P24"><text:span text:style-name="T2">-f </text:span>&lt;liste&gt;<text:tab/><text:span text:style-name="T12">E</text:span>xtrait tous les champs dont le rang est désigné par liste.</text:p>
      <text:p text:style-name="P24"><text:tab/><text:tab/>&lt;liste&gt; peut être égale à : ‘m-n’ ou ‘m,n’ ou ‘n’.</text:p>
      <text:p text:style-name="P24"/>
      <text:p text:style-name="P24"><text:tab/><text:tab/><text:span text:style-name="T3">egrep</text:span><text:span text:style-name="T12"> [&lt;option(s)&gt;] </text:span><text:span text:style-name="T11">patern</text:span><text:span text:style-name="T13"> [file…]</text:span></text:p>
      <text:p text:style-name="P1">Options :</text:p>
      <text:p text:style-name="P28">valeurs<text:tab/>action</text:p>
      <text:p text:style-name="P32"><text:span text:style-name="T16">-v</text:span><text:span text:style-name="T21"><text:tab/><text:tab/>Affiche toutes les lignes ne contenant pas la chaîne.</text:span></text:p>
      <text:p text:style-name="P32"><text:span text:style-name="T16">-c</text:span><text:span text:style-name="T21"><text:tab/><text:tab/>Affiche le nombre de lignes contenant la chaîne.</text:span></text:p>
      <text:p text:style-name="P32"><text:span text:style-name="T16">-l</text:span><text:span text:style-name="T21"><text:tab/><text:tab/>Affiche les noms de fichiers qui contiennent la chaîne.</text:span></text:p>
      <text:p text:style-name="P32"><text:span text:style-name="T16">-n</text:span><text:span text:style-name="T21"><text:tab/><text:tab/>Affiche le numéro de ligne devant chaque ligne contenant la chaîne.</text:span></text:p>
      <text:p text:style-name="P32"><text:span text:style-name="T16">-i</text:span><text:span text:style-name="T21"><text:tab/><text:tab/>Les majuscules et minuscules sont confondues pour la recherche.</text:span></text:p>
      <text:p text:style-name="P1"/>
      <text:p text:style-name="P32"><text:span text:style-name="T21"><text:tab/><text:tab/></text:span><text:span text:style-name="T17">ps</text:span><text:span text:style-name="T22"> [&lt;option(s)</text:span><text:span text:style-name="T24">&gt;</text:span><text:span text:style-name="T22">]</text:span></text:p>
      <text:p text:style-name="P12">Options :</text:p>
      <text:p text:style-name="P29">valeurs<text:tab/>action</text:p>
      <text:p text:style-name="P33"><text:span text:style-name="T16">-</text:span><text:span text:style-name="T17">e</text:span><text:span text:style-name="T22"><text:tab/><text:tab/>Affiche tous les processus.</text:span></text:p>
      <text:p text:style-name="P33"><text:span text:style-name="T17">-f</text:span><text:span text:style-name="T22"><text:tab/><text:tab/>Permet un affichage détaillé (propriétaire, PPID…).</text:span></text:p>
      <text:p text:style-name="P33"><text:span text:style-name="T17">-H</text:span><text:span text:style-name="T22"><text:tab/><text:tab/>Affiche la hiérarchie des processus.</text:span></text:p>
      <text:p text:style-name="P12"/>
      <text:p text:style-name="P33"><text:span text:style-name="T22"><text:tab/><text:tab/></text:span><text:span text:style-name="T17">sed</text:span><text:span text:style-name="T22"> </text:span><text:span text:style-name="T32">commande</text:span><text:span text:style-name="T22"> [file…]</text:span></text:p>
      <text:p text:style-name="P12">Commandes :</text:p>
      <text:p text:style-name="P36"><text:span text:style-name="T16">-s/pattern/string/<text:tab/></text:span><text:span text:style-name="T21">Substitue la 1</text:span><text:span text:style-name="T35">er</text:span><text:span text:style-name="T21"> occurrence du pattern par string (une par ligne).</text:span></text:p>
      <text:p text:style-name="P36"><text:span text:style-name="T16">-s/pattern/string/g</text:span><text:span text:style-name="T21"><text:tab/>Substitue toutes les occurrences de pattern par string.</text:span></text:p>
      <text:p text:style-name="P36"/>
      <text:p text:style-name="P36"><text:span text:style-name="T21"><text:tab/><text:tab/></text:span><text:span text:style-name="T16">sort</text:span><text:span text:style-name="T21"> [&lt;option(s)</text:span><text:span text:style-name="T24">&gt;</text:span><text:span text:style-name="T21">] [file…]</text:span></text:p>
      <text:p text:style-name="P12">Options :</text:p>
      <text:p text:style-name="P29">valeurs<text:tab/>action</text:p>
      <text:p text:style-name="P33"><text:span text:style-name="T16">-</text:span><text:span text:style-name="T17">b</text:span><text:span text:style-name="T22"><text:tab/><text:tab/>Ignore les espaces et les tabulations en en-tête.</text:span></text:p>
      <text:p text:style-name="P33"><text:span text:style-name="T17">-d</text:span><text:span text:style-name="T22"><text:tab/><text:tab/>Seuls les lettres, les chiffres et les espaces sont évalués.</text:span></text:p>
      <text:p text:style-name="P33"><text:span text:style-name="T17">-f</text:span><text:span text:style-name="T22"><text:tab/><text:tab/>Les majuscules et minuscules sont confondues pour le tri.</text:span></text:p>
      <text:p text:style-name="P33"><text:span text:style-name="T17">-r</text:span><text:span text:style-name="T22"><text:tab/><text:tab/>Trie par ordre inverse.</text:span></text:p>
      <text:p text:style-name="P33"><text:span text:style-name="T17">-n</text:span><text:span text:style-name="T22"><text:tab/><text:tab/>Effectue un tri numérique.</text:span></text:p>
      <text:p text:style-name="P33"><text:span text:style-name="T17">-t</text:span><text:span text:style-name="T22"> &lt;x&gt;<text:tab/><text:tab/>Considère ‘x’ comme le séparateur de champs.</text:span></text:p>
      <text:p text:style-name="P33"><text:span text:style-name="T17">-k</text:span><text:span text:style-name="T22"> &lt;x&gt;<text:tab/><text:tab/>Effectue le tri sur le </text:span><text:span text:style-name="T23">(n)ième</text:span><text:span text:style-name="T22"> </text:span><text:span text:style-name="T23">champs.</text:span></text:p>
      <text:p text:style-name="P37"><text:span text:style-name="T16">+ </text:span><text:span text:style-name="T21">&lt;m.n&gt;<text:tab/></text:span><text:span text:style-name="T23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8">-t</text:span><text:span text:style-name="T23">’ est employée).</text:span></text:p>
      <text:p text:style-name="P36"><text:span text:style-name="T16">-</text:span><text:span text:style-name="T21"> &lt;m.n&gt;<text:tab/></text:span><text:span text:style-name="T23">Désigne la position de fin de la clé du tri.</text:span></text:p>
      <text:p text:style-name="P36"><text:soft-page-break/><text:span text:style-name="T16">-o</text:span><text:span text:style-name="T21"> &lt;fichier&gt;<text:tab/></text:span><text:span text:style-name="T23">Fichier de sortie.</text:span></text:p>
      <text:p text:style-name="P2"/>
      <text:p text:style-name="P36"><text:span text:style-name="T23"><text:tab/><text:tab/></text:span><text:span text:style-name="T19">tar</text:span><text:span text:style-name="T24"> [&lt;option(s)&gt;] -f </text:span><text:span text:style-name="T33">archive-file</text:span><text:span text:style-name="T24"> [</text:span><text:span text:style-name="T33">file | directories</text:span><text:span text:style-name="T24">]</text:span></text:p>
      <text:p text:style-name="P13">Options :</text:p>
      <text:p text:style-name="P30">valeurs<text:tab/>action</text:p>
      <text:p text:style-name="P34"><text:span text:style-name="T19">-c</text:span><text:span text:style-name="T24"><text:tab/><text:tab/>Crée une archive.</text:span></text:p>
      <text:p text:style-name="P34"><text:span text:style-name="T19">-x</text:span><text:span text:style-name="T24"><text:tab/><text:tab/>Extrait le contenu d’une archive.</text:span></text:p>
      <text:p text:style-name="P34"><text:span text:style-name="T19">-t</text:span><text:span text:style-name="T24"><text:tab/><text:tab/>Affiche le contenu de l’archive.</text:span></text:p>
      <text:p text:style-name="P34"><text:span text:style-name="T19">-z</text:span><text:span text:style-name="T24"><text:tab/><text:tab/>Compresse l’archive.</text:span></text:p>
      <text:p text:style-name="P15"/>
      <text:p text:style-name="P34"><text:span text:style-name="T24"><text:tab/><text:tab/></text:span><text:span text:style-name="T19">tr</text:span><text:span text:style-name="T24"> [&lt;option(s)&gt;] </text:span><text:span text:style-name="T33">string1</text:span><text:span text:style-name="T24"> [</text:span><text:span text:style-name="T33">string2</text:span><text:span text:style-name="T24">] [&lt; </text:span><text:span text:style-name="T33">file</text:span><text:span text:style-name="T24">]</text:span></text:p>
      <text:p text:style-name="P15"/>
      <text:p text:style-name="P38"><text:span text:style-name="T21">Par défaut, le 1</text:span><text:span text:style-name="T35">er</text:span><text:span text:style-name="T21"> caractère de ‘chaine1’ est remplacé par le 1</text:span><text:span text:style-name="T35">er</text:span><text:span text:style-name="T21"> de ‘chaine2’, le 2</text:span><text:span text:style-name="T35">ème</text:span><text:span text:style-name="T21"> de ‘chaine1’ par le 2</text:span><text:span text:style-name="T35">ème</text:span><text:span text:style-name="T21"> de ‘chaine2’, …</text:span></text:p>
      <text:p text:style-name="P13">Options :</text:p>
      <text:p text:style-name="P30">valeurs<text:tab/>action</text:p>
      <text:p text:style-name="P34"><text:span text:style-name="T19">-d</text:span><text:span text:style-name="T24"><text:tab/><text:tab/>Supprime les caractères de ‘chaine1’.</text:span></text:p>
      <text:p text:style-name="P34"><text:span text:style-name="T19">-s</text:span><text:span text:style-name="T24"><text:tab/><text:tab/>Substitue les occurrences multiples de la chaîne par une seule.</text:span></text:p>
      <text:p text:style-name="P34"><text:span text:style-name="T19">-c</text:span><text:span text:style-name="T24"><text:tab/><text:tab/>Ce sont les caractères non spécifiés dans ‘chaine1’ qui seront concernés.</text:span></text:p>
      <text:p text:style-name="P15"/>
      <text:p text:style-name="P35"><text:span text:style-name="T24"><text:tab/><text:tab/></text:span><text:span text:style-name="T19">wc</text:span><text:span text:style-name="T24"> [&lt;option(s)&gt;] </text:span><text:span text:style-name="T25">[file…]</text:span></text:p>
      <text:p text:style-name="P14">Options :</text:p>
      <text:p text:style-name="P31">valeurs<text:tab/>action</text:p>
      <text:p text:style-name="P35"><text:span text:style-name="T19">-</text:span><text:span text:style-name="T20">l</text:span><text:span text:style-name="T25"><text:tab/><text:tab/>Affiche le nombre de lignes du fichier.</text:span></text:p>
      <text:p text:style-name="P35"><text:span text:style-name="T20">-w</text:span><text:span text:style-name="T25"><text:tab/><text:tab/>Affiche le nombre de mots du fichiers.</text:span></text:p>
      <text:p text:style-name="P35"><text:span text:style-name="T20">-c</text:span><text:span text:style-name="T25"><text:tab/><text:tab/>Affiche le nombre de caractères du fichiers.</text:span></text:p>
      <text:p text:style-name="P3"/>
      <text:p text:style-name="P4"/>
      <text:p text:style-name="P41"><text:span text:style-name="T25">M</text:span><text:span text:style-name="T21">ÉTACARACTÈRES ET TESTS</text:span></text:p>
      <text:p text:style-name="P5"/>
      <text:p text:style-name="P20">Métacaractères du shell</text:p>
      <text:p text:style-name="P6"><text:tab/>*<text:tab/><text:tab/>Une chaîne quelconque.</text:p>
      <text:p text:style-name="P6"><text:tab/>?<text:tab/><text:tab/>Un caractère quelconque.</text:p>
      <text:p text:style-name="P6"><text:tab/>[…]<text:tab/><text:tab/>Caractères possibles (ex : [abc]).</text:p>
      <text:p text:style-name="P6"><text:tab/>[^…]<text:tab/><text:tab/>Caractères interdits.</text:p>
      <text:p text:style-name="P6"/>
      <text:p text:style-name="P20">Métacaractères dans les expressions régulières</text:p>
      <text:p text:style-name="P6"><text:tab/>.<text:tab/><text:tab/>Un caractère quelconque.</text:p>
      <text:p text:style-name="P6"><text:tab/>[…]<text:tab/><text:tab/>Caractères possibles.</text:p>
      <text:p text:style-name="P6"><text:tab/>[^…]<text:tab/><text:tab/>Caractères interdits.</text:p>
      <text:p text:style-name="P6"><text:tab/>^<text:tab/><text:tab/>Début de ligne.</text:p>
      <text:p text:style-name="P6"><text:tab/>$<text:tab/><text:tab/>Fin de ligne.</text:p>
      <text:p text:style-name="P6"><text:tab/>?<text:tab/><text:tab/>Zéro à une occurrence du caractère qui précède.</text:p>
      <text:p text:style-name="P6"><text:tab/>*<text:tab/><text:tab/>Zéro à ‘n’ occurrence(s) du caractère qui précède.</text:p>
      <text:p text:style-name="P6"><text:tab/>+<text:tab/><text:tab/>Une à ‘n’ occurrence(s) du caractère qui précède.</text:p>
      <text:p text:style-name="P39"><text:span text:style-name="T21"><text:tab/></text:span><text:span text:style-name="T26">{n}<text:tab/><text:tab/>‘n’ occurrences du caractère qui précède.</text:span></text:p>
      <text:p text:style-name="P16"><text:tab/>{n, m}<text:tab/><text:tab/>‘n’ à ‘m’ occurrences du caractère qui précède.</text:p>
      <text:p text:style-name="P16"><text:tab/>(e1|e2)<text:tab/>Expression ‘e1’ ou expression ‘e2’.</text:p>
      <text:p text:style-name="P16"><text:tab/>\<text:tab/><text:tab/>Échappement du caractère spécial qui succède.</text:p>
      <text:p text:style-name="P16"/>
      <text:p text:style-name="P19">Tests</text:p>
      <text:p text:style-name="P7"/>
      <text:p text:style-name="P19"><text:span text:style-name="T4">‘test </text:span><text:span text:style-name="T38">expression</text:span><text:span text:style-name="T4">’ ou ‘! test </text:span><text:span text:style-name="T38">expression</text:span><text:span text:style-name="T4">’ avec ‘</text:span><text:span text:style-name="T38">expression’ </text:span><text:span text:style-name="T4">:</text:span></text:p>
      <text:p text:style-name="P44"><text:tab/><text:tab/><text:tab/>Entiers et Chaînes :</text:p>
      <text:p text:style-name="P47">ATTENTION à bien entourer le ‘=’ ou le ‘!=’ par un espace <text:span text:style-name="T10">de chaque côté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2">$s1 = $s2</text:p>
            <text:p text:style-name="P62">$s1 != "toto"</text:p>
          </table:table-cell>
          <table:table-cell table:style-name="Tableau1.B1" office:value-type="string">
            <text:p text:style-name="P62">Les variables ‘s1’ et ‘s2’ ont des contenus identiques.</text:p>
            <text:p text:style-name="P62">La variable ‘s1’ a un contenu différent de « toto ».</text:p>
          </table:table-cell>
        </table:table-row>
      </table:table>
      <text:p text:style-name="P45"><text:span text:style-name="T4"><text:tab/><text:tab/><text:tab/></text:span><text:span text:style-name="T6">Variab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3">-<text:span text:style-name="T40">z $b</text:span></text:p>
          </table:table-cell>
          <table:table-cell table:style-name="Tableau2.B1" office:value-type="string">
            <text:p text:style-name="P65">La variable ‘b’ est vide.</text:p>
          </table:table-cell>
        </table:table-row>
      </table:table>
      <text:p text:style-name="P45"><text:span text:style-name="T6"><text:tab/><text:tab/><text:tab/></text:span><text:span text:style-name="T7">Entier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5">$n1 -gt $n2</text:p>
            <text:p text:style-name="P65">$n1 -ge 2</text:p>
            <text:p text:style-name="P65">$n1 -lt $n2</text:p>
            <text:p text:style-name="P65">$n1 -le $n2</text:p>
          </table:table-cell>
          <table:table-cell table:style-name="Tableau3.B1" office:value-type="string">
            <text:p text:style-name="P65">Le contenu de la variable ‘n1’ est plus grand que celui de ‘n2’.</text:p>
            <text:p text:style-name="P65">Le contenu de ‘n1’ est plus <text:span text:style-name="T41">grand ou égal à 2.</text:span></text:p>
            <text:p text:style-name="P66">Le contenu de ‘n1’ est plus <text:span text:style-name="T41">petit que celui de ‘n2’.</text:span></text:p>
            <text:p text:style-name="P66">Le contenu de ‘n1’ est plus <text:span text:style-name="T41">petit ou égal à celui de ‘n2’.</text:span></text:p>
          </table:table-cell>
        </table:table-row>
      </table:table>
      <text:p text:style-name="P46"><text:span text:style-name="T4"><text:tab/><text:tab/><text:tab/></text:span><text:span text:style-name="T8">Fichie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3">-<text:span text:style-name="T41">e f1</text:span></text:p>
            <text:p text:style-name="P63">-<text:span text:style-name="T41">s f1</text:span></text:p>
            <text:p text:style-name="P64">-<text:span text:style-name="T41">d f1</text:span></text:p>
            <text:p text:style-name="P64">-<text:span text:style-name="T42">f f1</text:span></text:p>
            <text:p text:style-name="P64">-<text:span text:style-name="T43">r f1</text:span></text:p>
            <text:p text:style-name="P64">-<text:span text:style-name="T43">x f1</text:span></text:p>
            <text:p text:style-name="P64"><text:soft-page-break/>-<text:span text:style-name="T43">w f1</text:span></text:p>
          </table:table-cell>
          <table:table-cell table:style-name="Tableau4.B1" office:value-type="string">
            <text:p text:style-name="P67">Le fichier ‘f1’ existe.</text:p>
            <text:p text:style-name="P67">Le fichier ‘f1’ est non vide.</text:p>
            <text:p text:style-name="P67">Le fichier ‘f1’ est un répertoire.</text:p>
            <text:p text:style-name="P69"><text:span text:style-name="T41">Le fichier ‘f1’</text:span> est un fichier ordinaire.</text:p>
            <text:p text:style-name="P68">Le fichier ‘f1’ <text:span text:style-name="T43">est lisible.</text:span></text:p>
            <text:p text:style-name="P68">Le fichier ‘f1’ <text:span text:style-name="T43">est exécutable.</text:span></text:p>
            <text:p text:style-name="P68"><text:soft-page-break/>Le fichier ‘f1’ <text:span text:style-name="T43">est modifiable.</text:span></text:p>
          </table:table-cell>
        </table:table-row>
      </table:table>
      <text:p text:style-name="P8"/>
      <text:p text:style-name="P42"><text:span text:style-name="T8">S</text:span><text:span text:style-name="T4">TRUCTURES DE CONTRÔLE</text:span></text:p>
      <text:p text:style-name="P9"/>
      <text:p text:style-name="P21">Les structures de test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0">if …</text:p>
            <text:p text:style-name="P70">then</text:p>
            <text:p text:style-name="P70"><text:s text:c="2"/>…</text:p>
            <text:p text:style-name="P70">elif …</text:p>
            <text:p text:style-name="P70">then</text:p>
            <text:p text:style-name="P70"><text:s text:c="2"/>…</text:p>
            <text:p text:style-name="P70">else</text:p>
            <text:p text:style-name="P70"><text:s text:c="2"/>…</text:p>
            <text:p text:style-name="P70">fi</text:p>
            <text:p text:style-name="P70"/>
          </table:table-cell>
          <table:table-cell table:style-name="Tableau5.B1" office:value-type="string">
            <text:p text:style-name="P70">Case <text:span text:style-name="T36">variable</text:span><text:span text:style-name="T34"> in</text:span></text:p>
            <text:p text:style-name="P71">motif1)</text:p>
            <text:p text:style-name="P72"><text:s text:c="2"/>…</text:p>
            <text:p text:style-name="P72"><text:s/> ;;</text:p>
            <text:p text:style-name="P72"><text:span text:style-name="T36">motif2</text:span> | <text:span text:style-name="T36">motif3</text:span>)</text:p>
            <text:p text:style-name="P72"><text:s text:c="2"/>…</text:p>
            <text:p text:style-name="P72"><text:s/> ;;</text:p>
            <text:p text:style-name="P72">*)</text:p>
            <text:p text:style-name="P72"><text:s text:c="2"/>…</text:p>
            <text:p text:style-name="P72">esac</text:p>
          </table:table-cell>
        </table:table-row>
      </table:table>
      <text:p text:style-name="P9"/>
      <text:p text:style-name="P22">Les boucles</text:p>
      <text:p text:style-name="P22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0">while …</text:p>
            <text:p text:style-name="P70">do</text:p>
            <text:p text:style-name="P70"><text:s text:c="2"/>…</text:p>
            <text:p text:style-name="P70">done</text:p>
          </table:table-cell>
          <table:table-cell table:style-name="Tableau6.A1" office:value-type="string">
            <text:p text:style-name="P70">until …</text:p>
            <text:p text:style-name="P70">do</text:p>
            <text:p text:style-name="P70"><text:s text:c="2"/>…</text:p>
            <text:p text:style-name="P70">done</text:p>
          </table:table-cell>
          <table:table-cell table:style-name="Tableau6.C1" office:value-type="string">
            <text:p text:style-name="P70">for <text:span text:style-name="T36">variable</text:span><text:span text:style-name="T34"> in …</text:span></text:p>
            <text:p text:style-name="P72">do</text:p>
            <text:p text:style-name="P72"><text:s text:c="2"/>…</text:p>
            <text:p text:style-name="P72">done</text:p>
          </table:table-cell>
        </table:table-row>
      </table:table>
      <text:p text:style-name="P10"/>
      <text:p text:style-name="P43"><text:span text:style-name="T31">Chapitre 1. Architecture </text:span><text:span text:style-name="T1">matérielle et gestion des </text:span><text:span text:style-name="T30">périphériques</text:span></text:p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2"><text:span text:style-name="T30">m</text:span><text:span text:style-name="T29">ore</text:span><text:span text:style-name="T21"> </text:span><text:span text:style-name="T39">fichier</text:span></text:p>
          </table:table-cell>
          <table:table-cell table:style-name="Tableau7.B1" office:value-type="string">
            <text:p text:style-name="P48">Affiche le contenu du fichier (comme le 'cat').</text:p>
          </table:table-cell>
        </table:table-row>
        <table:table-row>
          <table:table-cell table:style-name="Tableau7.A2" office:value-type="string">
            <text:p text:style-name="P53"><text:span text:style-name="T28">more </text:span><text:span text:style-name="T27">/proc/interrupts</text:span></text:p>
          </table:table-cell>
          <table:table-cell table:style-name="Tableau7.B2" office:value-type="string">
            <text:p text:style-name="P53"><text:span text:style-name="T28">Affiche</text:span><text:span text:style-name="T27"> </text:span><text:span text:style-name="T28">les entrées-sorties (I/O) en cours d'utilisation (interruptions).</text:span></text:p>
          </table:table-cell>
        </table:table-row>
        <table:table-row>
          <table:table-cell table:style-name="Tableau7.A2" office:value-type="string">
            <text:p text:style-name="P48">more /proc/dma</text:p>
          </table:table-cell>
          <table:table-cell table:style-name="Tableau7.B2" office:value-type="string">
            <text:p text:style-name="P50"><text:span text:style-name="T14">Affiche les canaux </text:span><text:span text:style-name="T15">DMA </text:span><text:span text:style-name="T14">réservés.</text:span></text:p>
          </table:table-cell>
        </table:table-row>
        <table:table-row>
          <table:table-cell table:style-name="Tableau7.A2" office:value-type="string">
            <text:p text:style-name="P49">more /proc/ioports</text:p>
          </table:table-cell>
          <table:table-cell table:style-name="Tableau7.B2" office:value-type="string">
            <text:p text:style-name="P49">Contient les adresses d'I/O.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8">sys/bus</text:p>
          </table:table-cell>
          <table:table-cell table:style-name="Tableau8.B1" office:value-type="string">
            <text:p text:style-name="P54"><text:span text:style-name="T45">Est p</text:span>euplé de liens symboliques représentant la manière dont</text:p>
            <text:p text:style-name="P54">chaque périphérique appartient aux différents bus.</text:p>
          </table:table-cell>
        </table:table-row>
        <table:table-row>
          <table:table-cell table:style-name="Tableau8.A2" office:value-type="string">
            <text:p text:style-name="P54">/sys/class</text:p>
          </table:table-cell>
          <table:table-cell table:style-name="Tableau8.B2" office:value-type="string">
            <text:p text:style-name="P54"><text:span text:style-name="T45">M</text:span>ontre les périphériques regroupés en classes <text:span text:style-name="T46">(usb…).</text:span></text:p>
          </table:table-cell>
        </table:table-row>
        <table:table-row>
          <table:table-cell table:style-name="Tableau8.A2" office:value-type="string">
            <text:p text:style-name="P54">/sys/block</text:p>
          </table:table-cell>
          <table:table-cell table:style-name="Tableau8.B2" office:value-type="string">
            <text:p text:style-name="P54"><text:span text:style-name="T45">C</text:span>ontient les périphériques de type bloc.</text:p>
          </table:table-cell>
        </table:table-row>
      </table:table>
      <text:p text:style-name="P1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9">dmesg</text:p>
          </table:table-cell>
          <table:table-cell table:style-name="Tableau10.B1" office:value-type="string">
            <text:p text:style-name="P59">Affiche le contenu du fichier /var/log/dmesg qui contient la liste des ressources allouées par le système d'exploitation (noyau) au démarrage.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0">lspci</text:p>
          </table:table-cell>
          <table:table-cell table:style-name="Tableau9.B1" office:value-type="string">
            <text:p text:style-name="P61">Analyse le contenu du fichier /proc/bus/pci et affiche un résumé synthétique des bus et cartes d'extension PCI détectés au démarrage par le système.</text:p>
          </table:table-cell>
        </table:table-row>
        <table:table-row>
          <table:table-cell table:style-name="Tableau9.A2" office:value-type="string">
            <text:p text:style-name="P61">lspci <text:span text:style-name="T2">-v</text:span></text:p>
          </table:table-cell>
          <table:table-cell table:style-name="Tableau9.B2" office:value-type="string">
            <text:p text:style-name="P55">Affiche les ressources allouées par le système à ces cartes IRQ et adresse d’I/O.</text:p>
          </table:table-cell>
        </table:table-row>
        <table:table-row>
          <table:table-cell table:style-name="Tableau9.A2" office:value-type="string">
            <text:p text:style-name="P61">lspci <text:span text:style-name="T2">-b</text:span></text:p>
          </table:table-cell>
          <table:table-cell table:style-name="Tableau9.B2" office:value-type="string">
            <text:p text:style-name="P55">Affiche les ressources allouées par le BIOS.</text:p>
          </table:table-cell>
        </table:table-row>
      </table:table>
      <text:p text:style-name="P1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7">udevinfo <text:span text:style-name="T2">-p -a</text:span> <text:span text:style-name="T36">adresse</text:span></text:p>
            <text:p text:style-name="P51">udevadm info -a <text:span text:style-name="T37">adr</text:span><text:span text:style-name="T36">e</text:span><text:span text:style-name="T37">ss</text:span><text:span text:style-name="T36">e</text:span></text:p>
          </table:table-cell>
          <table:table-cell table:style-name="Tableau12.B1" office:value-type="string">
            <text:p text:style-name="P55"><text:span text:style-name="T46">Affiche</text:span> les propriétés du périphérique <text:span text:style-name="T46">dont l'adresse est donnée, par exemple '/sys/class/usb/lp0/'.</text:span></text:p>
          </table:table-cell>
        </table:table-row>
      </table:table>
      <text:p text:style-name="P1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6">lsusb</text:p>
          </table:table-cell>
          <table:table-cell table:style-name="Tableau11.B1" office:value-type="string">
            <text:p text:style-name="P56"><text:span text:style-name="T46">Affiche</text:span> des informations sur les périphériques USB</text:p>
            <text:p text:style-name="P56">reliés à la machine.</text:p>
          </table:table-cell>
        </table:table-row>
      </table:table>
      <text:p text:style-name="P11"/>
      <text:p text:style-name="P75">Chapitre 2. Démarrage de Linux</text:p>
      <text:p text:style-name="P18"/>
      <text:p text:style-name="P74">Attention, certaines distributions comme Debian utilisent des niveaux d’exécution différents.</text:p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8">Niveau d’exécution</text:p>
          </table:table-cell>
          <table:table-cell table:style-name="Tableau13.B1" office:value-type="string">
            <text:p text:style-name="P78">Description <text:span text:style-name="T9">(état dans lequel le système se trouve)</text:span></text:p>
          </table:table-cell>
        </table:table-row>
        <table:table-row>
          <table:table-cell table:style-name="Tableau13.A2" office:value-type="string">
            <text:p text:style-name="P76">Runlevel 0</text:p>
            <text:p text:style-name="P77">Runlevel <text:span text:style-name="T47">1</text:span></text:p>
            <text:p text:style-name="P77">Runlevel <text:span text:style-name="T47">2</text:span></text:p>
            <text:p text:style-name="P77">Runlevel <text:span text:style-name="T47">3</text:span></text:p>
            <text:p text:style-name="P77">Runlevel <text:span text:style-name="T47">4</text:span></text:p>
            <text:p text:style-name="P77">Runlevel <text:span text:style-name="T47">5</text:span></text:p>
            <text:p text:style-name="P77">Runlevel <text:span text:style-name="T47">6</text:span></text:p>
          </table:table-cell>
          <table:table-cell table:style-name="Tableau13.B2" office:value-type="string">
            <text:p text:style-name="P76">‘shut down’ : <text:span text:style-name="T47">a</text:span>rrête la machine</text:p>
            <text:p text:style-name="P76">‘<text:span text:style-name="T47">single user mode’ : mode de maintenance</text:span></text:p>
            <text:p text:style-name="P76">‘<text:span text:style-name="T47">multi user’ sans démarrer tous les services réseau</text:span></text:p>
            <text:p text:style-name="P76">‘<text:span text:style-name="T47">multi user’ normal</text:span></text:p>
            <text:p text:style-name="P76"/>
            <text:p text:style-name="P76">‘<text:span text:style-name="T48">multi user’ avec interface graphique</text:span></text:p>
            <text:p text:style-name="P76">‘<text:span text:style-name="T48">reboot’ : redémarrage du système</text:span>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6-02T00:57:13.501164614</dc:date>
    <meta:editing-duration>PT1H41M5S</meta:editing-duration>
    <meta:editing-cycles>20</meta:editing-cycles>
    <meta:generator>LibreOffice/5.1.6.2$Linux_x86 LibreOffice_project/10m0$Build-2</meta:generator>
    <meta:document-statistic meta:table-count="13" meta:image-count="0" meta:object-count="0" meta:page-count="7" meta:paragraph-count="194" meta:word-count="989" meta:character-count="5944" meta:non-whitespace-character-count="5032"/>
  </office:meta>
</office:document-meta>
</file>